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191cm" svg:height="4.191cm" svg:x="5.064cm" svg:y="5.953cm">
          <text:p text:style-name="P1">bcd_enb =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91cm" svg:height="4.191cm" svg:x="12.563cm" svg:y="5.952cm">
          <text:p text:style-name="P1">bcd_enb =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128cm" svg:y1="8.112cm" svg:x2="12.684cm" svg:y2="8.239cm">
          <text:p/>
        </draw:line>
        <draw:frame draw:style-name="gr3" draw:layer="layout" svg:width="1.738cm" svg:height="0.962cm" svg:x="10.017cm" svg:y="6.588cm">
          <draw:text-box>
            <text:p>start</text:p>
          </draw:text-box>
        </draw:frame>
        <draw:custom-shape draw:style-name="gr1" draw:text-style-name="P1" xml:id="id1" draw:id="id1" draw:layer="layout" svg:width="4.191cm" svg:height="4.191cm" svg:x="19.862cm" svg:y="5.951cm">
          <text:p text:style-name="P1">bcd_enb =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748cm" svg:y1="8.112cm" svg:x2="20.05cm" svg:y2="8.112cm">
          <text:p/>
        </draw:line>
        <draw:frame draw:style-name="gr3" draw:layer="layout" svg:width="3.177cm" svg:height="0.962cm" svg:x="16.873cm" svg:y="6.842cm">
          <draw:text-box>
            <text:p>reference</text:p>
          </draw:text-box>
        </draw:frame>
        <draw:connector draw:style-name="gr4" draw:text-style-name="P1" draw:layer="layout" draw:line-skew="1.658cm" svg:x1="21.957cm" svg:y1="10.142cm" svg:x2="7.159cm" svg:y2="10.144cm" draw:start-shape="id1" draw:start-glue-point="8" draw:end-shape="id2" draw:end-glue-point="8" svg:d="m21957 10142v2161h-14798v-2159" svg:viewBox="0 0 14799 2162">
          <text:p/>
        </draw:connector>
        <draw:line draw:style-name="gr2" draw:text-style-name="P1" draw:layer="layout" svg:x1="17.383cm" svg:y1="12.33cm" svg:x2="13.446cm" svg:y2="12.33cm">
          <text:p/>
        </draw:line>
        <draw:frame draw:style-name="gr3" draw:layer="layout" svg:width="3.177cm" svg:height="0.962cm" svg:x="13.274cm" svg:y="10.842cm">
          <draw:text-box>
            <text:p>referen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herme </meta:initial-creator>
    <meta:creation-date>2013-04-18T17:22:08</meta:creation-date>
    <dc:date>2013-04-18T17:27:29</dc:date>
    <dc:creator>Guilherme </dc:creator>
    <meta:editing-duration>P0D</meta:editing-duration>
    <meta:editing-cycles>1</meta:editing-cycles>
    <meta:document-statistic meta:object-count="10"/>
    <meta:generator>LibreOffice/3.5$Linux_x86 LibreOffice_project/350m1$Build-2</meta:generator>
  </office:meta>
</office:document-meta>
</file>